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O'Brien</text:p>
      <text:p text:style-name="P1">December 2<text:span text:style-name="T1">nd</text:span> 2014</text:p>
      <text:p text:style-name="P1">Assignment 4</text:p>
      <text:p text:style-name="P1"/>
      <text:p text:style-name="P1"/>
      <text:p text:style-name="P2"/>
      <text:p text:style-name="P2"><text:tab/>Definition of terms.</text:p>
      <text:p text:style-name="P2"><text:tab/></text:p>
      <text:p text:style-name="P2"><text:tab/>Full Binary Tree: A full binary tree is when each node has two children. Until it reaches the end of the tree, and it stops. But the rest of the nodes each have two kids.</text:p>
      <text:p text:style-name="P2"/>
      <text:p text:style-name="P2"><text:tab/>Complete Tree: A complete tree is when there is no difference in “height” for the tree. That the tree will grow all the way down at an equal level, but doesn't need to have two children for each node.</text:p>
      <text:p text:style-name="P2"><text:tab/></text:p>
      <text:p text:style-name="P2"><text:tab/>Treesort: An algorithm used to build a tree from a key, then traverses the tree so that the keys will show up in a sorted order. </text:p>
      <text:p text:style-name="P2"/>
      <text:p text:style-name="P2"><text:tab/>GDB:</text:p>
      <text:p text:style-name="P2"/>
      <text:p text:style-name="P2"><text:tab/><text:tab/>During this programming assignment I only ran into a segmentation fault during my deletion function. And it took some time to figure out what was going on. From the previous assignment, I learned how to use the “break” function of GDB, and I used that to go from line to line in my removal, to see where and why I was having issues with the function. It turns out, I simply forgot to pass the node pointer by reference. I also was doing my traversal backwards with my comparison, but I fixed that before I tried out using GDB. Sometimes guess and check works pretty well with these assignments.</text:p>
      <text:p text:style-name="P2"/>
      <text:p text:style-name="P2"><text:tab/>Algorithm:</text:p>
      <text:p text:style-name="P2"/>
      <text:p text:style-name="P2"><text:tab/>Check to see if there is a root. No root, bail out.</text:p>
      <text:p text:style-name="P2"><text:tab/></text:p>
      <text:p text:style-name="P2"><text:tab/>Traverse to the “end” of the tree. And start the comparisons.</text:p>
      <text:p text:style-name="P2"/>
      <text:p text:style-name="P2"><text:tab/>No kids! Yay!</text:p>
      <text:p text:style-name="P2"><text:tab/><text:tab/>Delete the root.</text:p>
      <text:p text:style-name="P2"><text:tab/><text:tab/>Null it.</text:p>
      <text:p text:style-name="P2"><text:tab/></text:p>
      <text:p text:style-name="P2"><text:tab/>Check for a left only.</text:p>
      <text:p text:style-name="P2"><text:tab/><text:tab/>Set a temp.</text:p>
      <text:p text:style-name="P2"><text:tab/><text:tab/>delete the root.</text:p>
      <text:p text:style-name="P2"><text:tab/><text:tab/>Reset root.</text:p>
      <text:p text:style-name="P2"/>
      <text:p text:style-name="P2"><text:tab/>Check for a right only.</text:p>
      <text:p text:style-name="P2"><text:tab/><text:tab/>Repeat previous.</text:p>
      <text:p text:style-name="P2"/>
      <text:p text:style-name="P2"/>
      <text:p text:style-name="P2"/>
      <text:p text:style-name="P2"/>
      <text:p text:style-name="P2"/>
      <text:p text:style-name="P2"><text:soft-page-break/><text:tab/>Check if there is a right, which does not have a left.</text:p>
      <text:p text:style-name="P2"><text:tab/><text:tab/>Copy the right nodes info into root.</text:p>
      <text:p text:style-name="P2"><text:tab/><text:tab/>Point to the right's right child.</text:p>
      <text:p text:style-name="P2"><text:tab/><text:tab/>Delete the right. </text:p>
      <text:p text:style-name="P2"><text:tab/><text:tab/>Reset pointers.</text:p>
      <text:p text:style-name="P2"><text:tab/>Two kids with kids, final check.</text:p>
      <text:p text:style-name="P2"><text:tab/><text:tab/>Set a current and previous pointer</text:p>
      <text:p text:style-name="P2"><text:tab/><text:tab/>Traverse the current to it's left most child.</text:p>
      <text:p text:style-name="P2"><text:tab/><text:tab/>Copy that to root.</text:p>
      <text:p text:style-name="P2"><text:tab/><text:tab/>Delete current.</text:p>
      <text:p text:style-name="P2"><text:tab/><text:tab/>Reset pointers.</text:p>
      <text:p text:style-name="P2"><text:tab/></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02T00:15:42.43</meta:creation-date>
    <meta:document-statistic meta:table-count="0" meta:image-count="0" meta:object-count="0" meta:page-count="2" meta:paragraph-count="37" meta:word-count="330" meta:character-count="1784"/>
    <dc:date>2014-12-02T00:31:20.19</dc:date>
    <meta:editing-duration>PT27S</meta:editing-duration>
    <meta:editing-cycles>1</meta:editing-cycles>
    <meta:generator>OpenOffice/4.1.0$Win32 OpenOffice.org_project/410m18$Build-9764</meta:generator>
  </office:meta>
</office:document-meta>
</file>